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02in"/>
    </style:style>
    <style:style style:name="ro1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Base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ngle</text:p>
          </table:table-cell>
          <table:table-cell table:style-name="ce1" office:value-type="string">
            <text:p>Msec</text:p>
          </table:table-cell>
          <table:table-cell table:number-columns-repeated="2"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1400">
            <text:p>1400</text:p>
          </table:table-cell>
          <table:table-cell table:number-columns-repeated="2"/>
        </table:table-row>
        <table:table-row table:style-name="ro1">
          <table:table-cell office:value-type="float" office:value="18.5">
            <text:p>18.5</text:p>
          </table:table-cell>
          <table:table-cell office:value-type="float" office:value="1300">
            <text:p>1300</text:p>
          </table:table-cell>
          <table:table-cell table:number-columns-repeated="2"/>
        </table:table-row>
        <table:table-row table:style-name="ro1">
          <table:table-cell office:value-type="float" office:value="28.7">
            <text:p>28.7</text:p>
          </table:table-cell>
          <table:table-cell office:value-type="float" office:value="1200">
            <text:p>1200</text:p>
          </table:table-cell>
          <table:table-cell/>
          <table:table-cell>
            <draw:frame table:end-cell-address="Base.K23" table:end-x="0.052in" table:end-y="0.1583in" draw:z-index="0" draw:style-name="gr1" svg:width="6.2059in" svg:height="3.5236in" svg:x="0.0693in" svg:y="0.0394in">
              <draw:object draw:notify-on-update-of-ranges="Base.A2:Base.A21 Base.B1:Base.B1 Base.B2:Base.B21 Base.A2:Base.A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47.9">
            <text:p>47.9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float" office:value="57.8">
            <text:p>57.8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float" office:value="67.7">
            <text:p>67.7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87.4">
            <text:p>87.4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float" office:value="-6.75">
            <text:p>-6.75</text:p>
          </table:table-cell>
          <table:table-cell office:value-type="float" office:value="1551">
            <text:p>1551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1700">
            <text:p>1700</text:p>
          </table:table-cell>
          <table:table-cell table:number-columns-repeated="2"/>
        </table:table-row>
        <table:table-row table:style-name="ro1">
          <table:table-cell office:value-type="float" office:value="-31.5">
            <text:p>-31.5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1900">
            <text:p>1900</text:p>
          </table:table-cell>
          <table:table-cell table:number-columns-repeated="2"/>
        </table:table-row>
        <table:table-row table:style-name="ro1">
          <table:table-cell office:value-type="float" office:value="-51.3">
            <text:p>-51.3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office:value-type="float" office:value="-60.8">
            <text:p>-60.8</text:p>
          </table:table-cell>
          <table:table-cell office:value-type="float" office:value="2100">
            <text:p>2100</text:p>
          </table:table-cell>
          <table:table-cell table:number-columns-repeated="2"/>
        </table:table-row>
        <table:table-row table:style-name="ro1">
          <table:table-cell office:value-type="float" office:value="-70.3">
            <text:p>-70.3</text:p>
          </table:table-cell>
          <table:table-cell office:value-type="float" office:value="2200">
            <text:p>2200</text:p>
          </table:table-cell>
          <table:table-cell table:number-columns-repeated="2"/>
        </table:table-row>
        <table:table-row table:style-name="ro1">
          <table:table-cell office:value-type="float" office:value="-80.4">
            <text:p>-80.4</text:p>
          </table:table-cell>
          <table:table-cell office:value-type="float" office:value="2300">
            <text:p>2300</text:p>
          </table:table-cell>
          <table:table-cell table:number-columns-repeated="2"/>
        </table:table-row>
        <table:table-row table:style-name="ro1">
          <table:table-cell office:value-type="float" office:value="-88.1">
            <text:p>-88.1</text:p>
          </table:table-cell>
          <table:table-cell office:value-type="float" office:value="2375">
            <text:p>2375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>
            <text:p>Slope</text:p>
          </table:table-cell>
          <table:table-cell table:style-name="ce2" table:formula="of:=SLOPE([.B2:.B21]; [.A2:.A21])" office:value-type="float" office:value="-10.1031438401228">
            <text:p>-10.103</text:p>
          </table:table-cell>
          <table:table-cell table:number-columns-repeated="2"/>
        </table:table-row>
        <table:table-row table:style-name="ro1">
          <table:table-cell office:value-type="string">
            <text:p>Y-int (b)</text:p>
          </table:table-cell>
          <table:table-cell table:style-name="ce2" table:formula="of:=INTERCEPT([.B2:.B21];[.A2:.A21])" office:value-type="float" office:value="1484.7055862426">
            <text:p>1484.706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table:style-name="ce2" table:formula="of:=CORREL([.B2:.B21];[.A2:.A21])" office:value-type="float" office:value="-0.999978859176465">
            <text:p>-1.000</text:p>
          </table:table-cell>
          <table:table-cell table:number-columns-repeated="2"/>
        </table:table-row>
      </table:table>
      <table:table table:name="Shoulder &amp; Elbow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3" office:value-type="string" table:number-columns-spanned="3" table:number-rows-spanned="1">
            <text:p>Shoulder</text:p>
          </table:table-cell>
          <table:covered-table-cell table:number-columns-repeated="2"/>
          <table:table-cell table:number-columns-repeated="2"/>
          <table:table-cell table:style-name="ce3" office:value-type="string" table:number-columns-spanned="3" table:number-rows-spanned="1">
            <text:p>Elbow</text:p>
          </table:table-cell>
          <table:covered-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z</text:p>
          </table:table-cell>
          <table:table-cell table:style-name="ce1" office:value-type="string">
            <text:p>Theta1</text:p>
          </table:table-cell>
          <table:table-cell table:style-name="ce1" office:value-type="string">
            <text:p>Phi1</text:p>
          </table:table-cell>
          <table:table-cell table:style-name="ce1" office:value-type="string">
            <text:p>Msec</text:p>
          </table:table-cell>
          <table:table-cell table:number-columns-repeated="2"/>
          <table:table-cell table:style-name="ce1" office:value-type="string">
            <text:p>Theta2</text:p>
          </table:table-cell>
          <table:table-cell table:style-name="ce1" office:value-type="string">
            <text:p>Phi2</text:p>
          </table:table-cell>
          <table:table-cell table:style-name="ce1" office:value-type="string">
            <text:p>Msec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9">
            <text:p>129</text:p>
          </table:table-cell>
          <table:table-cell office:value-type="float" office:value="116.3">
            <text:p>116.3</text:p>
          </table:table-cell>
          <table:table-cell table:formula="of:=90-[.C3]" office:value-type="float" office:value="-26.3">
            <text:p>-26.3</text:p>
          </table:table-cell>
          <table:table-cell office:value-type="float" office:value="1756">
            <text:p>1756</text:p>
          </table:table-cell>
          <table:table-cell table:number-columns-repeated="2"/>
          <table:table-cell office:value-type="float" office:value="-129.3">
            <text:p>-129.3</text:p>
          </table:table-cell>
          <table:table-cell table:formula="of:=[.H3]+90" office:value-type="float" office:value="-39.3">
            <text:p>-39.3</text:p>
          </table:table-cell>
          <table:table-cell office:value-type="float" office:value="2168">
            <text:p>216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1">
            <text:p>201</text:p>
          </table:table-cell>
          <table:table-cell office:value-type="float" office:value="116.7">
            <text:p>116.7</text:p>
          </table:table-cell>
          <table:table-cell table:formula="of:=90-[.C4]" office:value-type="float" office:value="-26.7">
            <text:p>-26.7</text:p>
          </table:table-cell>
          <table:table-cell office:value-type="float" office:value="1756">
            <text:p>1756</text:p>
          </table:table-cell>
          <table:table-cell table:number-columns-repeated="2"/>
          <table:table-cell office:value-type="float" office:value="-90.3">
            <text:p>-90.3</text:p>
          </table:table-cell>
          <table:table-cell table:formula="of:=[.H4]+90" office:value-type="float" office:value="-0.299999999999997">
            <text:p>-0.3</text:p>
          </table:table-cell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7">
            <text:p>167</text:p>
          </table:table-cell>
          <table:table-cell office:value-type="float" office:value="91.7">
            <text:p>91.7</text:p>
          </table:table-cell>
          <table:table-cell table:formula="of:=90-[.C5]" office:value-type="float" office:value="-1.7">
            <text:p>-1.7</text:p>
          </table:table-cell>
          <table:table-cell office:value-type="float" office:value="1530">
            <text:p>1530</text:p>
          </table:table-cell>
          <table:table-cell table:number-columns-repeated="2"/>
          <table:table-cell office:value-type="float" office:value="-89.7">
            <text:p>-89.7</text:p>
          </table:table-cell>
          <table:table-cell table:formula="of:=[.H5]+90" office:value-type="float" office:value="0.299999999999997">
            <text:p>0.3</text:p>
          </table:table-cell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5">
            <text:p>105</text:p>
          </table:table-cell>
          <table:table-cell office:value-type="float" office:value="61.9">
            <text:p>61.9</text:p>
          </table:table-cell>
          <table:table-cell table:formula="of:=90-[.C6]" office:value-type="float" office:value="28.1">
            <text:p>28.1</text:p>
          </table:table-cell>
          <table:table-cell office:value-type="float" office:value="1268">
            <text:p>1268</text:p>
          </table:table-cell>
          <table:table-cell table:number-columns-repeated="2"/>
          <table:table-cell office:value-type="float" office:value="-87.8">
            <text:p>-87.8</text:p>
          </table:table-cell>
          <table:table-cell table:formula="of:=[.H6]+90" office:value-type="float" office:value="2.2">
            <text:p>2.2</text:p>
          </table:table-cell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4">
            <text:p>74</text:p>
          </table:table-cell>
          <table:table-cell office:value-type="float" office:value="48.6">
            <text:p>48.6</text:p>
          </table:table-cell>
          <table:table-cell table:formula="of:=90-[.C7]" office:value-type="float" office:value="41.4">
            <text:p>41.4</text:p>
          </table:table-cell>
          <table:table-cell office:value-type="float" office:value="1147">
            <text:p>1147</text:p>
          </table:table-cell>
          <table:table-cell table:number-columns-repeated="2"/>
          <table:table-cell office:value-type="float" office:value="-85.8">
            <text:p>-85.8</text:p>
          </table:table-cell>
          <table:table-cell table:formula="of:=[.H7]+90" office:value-type="float" office:value="4.2">
            <text:p>4.2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7.5">
            <text:p>67.5</text:p>
          </table:table-cell>
          <table:table-cell office:value-type="float" office:value="68">
            <text:p>68</text:p>
          </table:table-cell>
          <table:table-cell table:formula="of:=90-[.C8]" office:value-type="float" office:value="22">
            <text:p>22</text:p>
          </table:table-cell>
          <table:table-cell office:value-type="float" office:value="1313">
            <text:p>1313</text:p>
          </table:table-cell>
          <table:table-cell table:number-columns-repeated="2"/>
          <table:table-cell office:value-type="float" office:value="-123.4">
            <text:p>-123.4</text:p>
          </table:table-cell>
          <table:table-cell table:formula="of:=[.H8]+90" office:value-type="float" office:value="-33.4">
            <text:p>-33.4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7.5">
            <text:p>67.5</text:p>
          </table:table-cell>
          <table:table-cell table:formula="of:=90-[.C9]" office:value-type="float" office:value="22.5">
            <text:p>22.5</text:p>
          </table:table-cell>
          <table:table-cell office:value-type="float" office:value="1313">
            <text:p>1313</text:p>
          </table:table-cell>
          <table:table-cell table:number-columns-repeated="2"/>
          <table:table-cell office:value-type="float" office:value="-113.8">
            <text:p>-113.8</text:p>
          </table:table-cell>
          <table:table-cell table:formula="of:=[.H9]+90" office:value-type="float" office:value="-23.8">
            <text:p>-23.8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5">
            <text:p>95</text:p>
          </table:table-cell>
          <table:table-cell office:value-type="float" office:value="67.3">
            <text:p>67.3</text:p>
          </table:table-cell>
          <table:table-cell table:formula="of:=90-[.C10]" office:value-type="float" office:value="22.7">
            <text:p>22.7</text:p>
          </table:table-cell>
          <table:table-cell office:value-type="float" office:value="1313">
            <text:p>1313</text:p>
          </table:table-cell>
          <table:table-cell table:number-columns-repeated="2"/>
          <table:table-cell office:value-type="float" office:value="-101.6">
            <text:p>-101.6</text:p>
          </table:table-cell>
          <table:table-cell table:formula="of:=[.H10]+90" office:value-type="float" office:value="-11.6">
            <text:p>-11.6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66.6">
            <text:p>66.6</text:p>
          </table:table-cell>
          <table:table-cell table:formula="of:=90-[.C11]" office:value-type="float" office:value="23.4">
            <text:p>23.4</text:p>
          </table:table-cell>
          <table:table-cell office:value-type="float" office:value="1313">
            <text:p>1313</text:p>
          </table:table-cell>
          <table:table-cell table:number-columns-repeated="2"/>
          <table:table-cell office:value-type="float" office:value="-73.3">
            <text:p>-73.3</text:p>
          </table:table-cell>
          <table:table-cell table:formula="of:=[.H11]+90" office:value-type="float" office:value="16.7">
            <text:p>16.7</text:p>
          </table:table-cell>
          <table:table-cell office:value-type="float" office:value="1603">
            <text:p>16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9">
            <text:p>179</text:p>
          </table:table-cell>
          <table:table-cell office:value-type="float" office:value="66">
            <text:p>66</text:p>
          </table:table-cell>
          <table:table-cell table:formula="of:=90-[.C12]" office:value-type="float" office:value="24">
            <text:p>24</text:p>
          </table:table-cell>
          <table:table-cell office:value-type="float" office:value="1313">
            <text:p>1313</text:p>
          </table:table-cell>
          <table:table-cell table:number-columns-repeated="2"/>
          <table:table-cell office:value-type="float" office:value="-53.2">
            <text:p>-53.2</text:p>
          </table:table-cell>
          <table:table-cell table:formula="of:=[.H12]+90" office:value-type="float" office:value="36.8">
            <text:p>36.8</text:p>
          </table:table-cell>
          <table:table-cell office:value-type="float" office:value="1406">
            <text:p>140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35">
            <text:p>235</text:p>
          </table:table-cell>
          <table:table-cell office:value-type="float" office:value="67.5">
            <text:p>67.5</text:p>
          </table:table-cell>
          <table:table-cell table:formula="of:=90-[.C13]" office:value-type="float" office:value="22.5">
            <text:p>22.5</text:p>
          </table:table-cell>
          <table:table-cell office:value-type="float" office:value="1313">
            <text:p>1313</text:p>
          </table:table-cell>
          <table:table-cell table:number-columns-repeated="2"/>
          <table:table-cell office:value-type="float" office:value="-20.5">
            <text:p>-20.5</text:p>
          </table:table-cell>
          <table:table-cell table:formula="of:=[.H13]+90" office:value-type="float" office:value="69.5">
            <text:p>69.5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9">
            <text:p>39</text:p>
          </table:table-cell>
          <table:table-cell office:value-type="float" office:value="2.3">
            <text:p>2.3</text:p>
          </table:table-cell>
          <table:table-cell table:formula="of:=90-[.C14]" office:value-type="float" office:value="87.7">
            <text:p>87.7</text:p>
          </table:table-cell>
          <table:table-cell office:value-type="float" office:value="771">
            <text:p>771</text:p>
          </table:table-cell>
          <table:table-cell table:number-columns-repeated="2"/>
          <table:table-cell office:value-type="float" office:value="-20">
            <text:p>-20</text:p>
          </table:table-cell>
          <table:table-cell table:formula="of:=[.H14]+90" office:value-type="float" office:value="70">
            <text:p>70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11">
            <text:p>111</text:p>
          </table:table-cell>
          <table:table-cell office:value-type="float" office:value="25.4">
            <text:p>25.4</text:p>
          </table:table-cell>
          <table:table-cell table:formula="of:=90-[.C15]" office:value-type="float" office:value="64.6">
            <text:p>64.6</text:p>
          </table:table-cell>
          <table:table-cell office:value-type="float" office:value="963">
            <text:p>963</text:p>
          </table:table-cell>
          <table:table-cell table:number-columns-repeated="2"/>
          <table:table-cell office:value-type="float" office:value="-24.2">
            <text:p>-24.2</text:p>
          </table:table-cell>
          <table:table-cell table:formula="of:=[.H15]+90" office:value-type="float" office:value="65.8">
            <text:p>65.8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8">
            <text:p>168</text:p>
          </table:table-cell>
          <table:table-cell office:value-type="float" office:value="42.7">
            <text:p>42.7</text:p>
          </table:table-cell>
          <table:table-cell table:formula="of:=90-[.C16]" office:value-type="float" office:value="47.3">
            <text:p>47.3</text:p>
          </table:table-cell>
          <table:table-cell office:value-type="float" office:value="1106">
            <text:p>1106</text:p>
          </table:table-cell>
          <table:table-cell table:number-columns-repeated="2"/>
          <table:table-cell office:value-type="float" office:value="-23.5">
            <text:p>-23.5</text:p>
          </table:table-cell>
          <table:table-cell table:formula="of:=[.H16]+90" office:value-type="float" office:value="66.5">
            <text:p>66.5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2">
            <text:p>192</text:p>
          </table:table-cell>
          <table:table-cell office:value-type="float" office:value="129.4">
            <text:p>129.4</text:p>
          </table:table-cell>
          <table:table-cell table:formula="of:=90-[.C17]" office:value-type="float" office:value="-39.4">
            <text:p>-39.4</text:p>
          </table:table-cell>
          <table:table-cell office:value-type="float" office:value="1894">
            <text:p>1894</text:p>
          </table:table-cell>
          <table:table-cell table:number-columns-repeated="2"/>
          <table:table-cell office:value-type="float" office:value="-101.6">
            <text:p>-101.6</text:p>
          </table:table-cell>
          <table:table-cell table:formula="of:=[.H17]+90" office:value-type="float" office:value="-11.6">
            <text:p>-11.6</text:p>
          </table:table-cell>
          <table:table-cell office:value-type="float" office:value="1869">
            <text:p>186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11">
            <text:p>211</text:p>
          </table:table-cell>
          <table:table-cell office:value-type="float" office:value="53">
            <text:p>53</text:p>
          </table:table-cell>
          <table:table-cell table:formula="of:=90-[.C18]" office:value-type="float" office:value="37">
            <text:p>37</text:p>
          </table:table-cell>
          <table:table-cell office:value-type="float" office:value="1185">
            <text:p>1185</text:p>
          </table:table-cell>
          <table:table-cell table:number-columns-repeated="2"/>
          <table:table-cell office:value-type="float" office:value="-14.7">
            <text:p>-14.7</text:p>
          </table:table-cell>
          <table:table-cell table:formula="of:=[.H18]+90" office:value-type="float" office:value="75.3">
            <text:p>75.3</text:p>
          </table:table-cell>
          <table:table-cell office:value-type="float" office:value="906">
            <text:p>90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lope</text:p>
          </table:table-cell>
          <table:table-cell table:style-name="ce2" table:formula="of:=SLOPE([.E3:.E18];[.D3:.D18])" office:value-type="float" office:value="-8.8079954709188">
            <text:p>-8.808</text:p>
          </table:table-cell>
          <table:table-cell table:number-columns-repeated="3"/>
          <table:table-cell office:value-type="string">
            <text:p>Slope</text:p>
          </table:table-cell>
          <table:table-cell table:style-name="ce2" table:formula="of:=SLOPE([.J3:.J18];[.I3:.I18])" office:value-type="float" office:value="-10.9628284600315">
            <text:p>-10.96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Y-int (b)</text:p>
          </table:table-cell>
          <table:table-cell table:style-name="ce2" table:formula="of:=INTERCEPT([.E3:.E18];[.D3:.D18])" office:value-type="float" office:value="1520.55445118111">
            <text:p>1520.554</text:p>
          </table:table-cell>
          <table:table-cell table:number-columns-repeated="3"/>
          <table:table-cell office:value-type="string">
            <text:p>Y-int (b)</text:p>
          </table:table-cell>
          <table:table-cell table:style-name="ce2" table:formula="of:=INTERCEPT([.J3:.J18];[.I3:.I18])" office:value-type="float" office:value="1764.28878853544">
            <text:p>1764.28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</text:p>
          </table:table-cell>
          <table:table-cell table:style-name="ce2" table:formula="of:=CORREL([.E3:.E18];[.D3:.D18])" office:value-type="float" office:value="-0.999201482817889">
            <text:p>-0.999</text:p>
          </table:table-cell>
          <table:table-cell table:number-columns-repeated="3"/>
          <table:table-cell office:value-type="string">
            <text:p>r</text:p>
          </table:table-cell>
          <table:table-cell table:style-name="ce2" table:formula="of:=CORREL([.J3:.J18];[.I3:.I18])" office:value-type="float" office:value="-0.998571402026206">
            <text:p>-0.999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>
            <draw:frame table:end-cell-address="'Shoulder &amp; Elbow'.G44" table:end-x="0.389in" table:end-y="0.0815in" draw:z-index="0" draw:style-name="gr1" svg:width="3.8878in" svg:height="3.1535in" svg:x="0.0571in" svg:y="0.1535in">
              <draw:object draw:notify-on-update-of-ranges="'Shoulder &amp; Elbow'.E2:'Shoulder &amp; Elbow'.E2 'Shoulder &amp; Elbow'.E3:'Shoulder &amp; Elbow'.E18 'Shoulder &amp; Elbow'.D3:'Shoulder &amp; Elbow'.D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'Shoulder &amp; Elbow'.L43" table:end-x="0.1728in" table:end-y="0.1323in" draw:z-index="1" draw:style-name="gr1" svg:width="3.6165in" svg:height="3.0665in" svg:x="0.1126in" svg:y="0.1118in">
              <draw:object draw:notify-on-update-of-ranges="'Shoulder &amp; Elbow'.J2:'Shoulder &amp; Elbow'.J2 'Shoulder &amp; Elbow'.J3:'Shoulder &amp; Elbow'.J18 'Shoulder &amp; Elbow'.I3:'Shoulder &amp; Elbow'.I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</table:table>
      <table:table table:name="WristUpDown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ngle</text:p>
          </table:table-cell>
          <table:table-cell table:style-name="ce1" office:value-type="string">
            <text:p>Msec</text:p>
          </table:table-cell>
          <table:table-cell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518">
            <text:p>51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10">
            <text:p>1410</text:p>
          </table:table-cell>
          <table:table-cell>
            <draw:frame table:end-cell-address="WristUpDown.H23" table:end-x="0.0693in" table:end-y="0.0815in" draw:z-index="0" draw:style-name="gr1" svg:width="4.0087in" svg:height="3.6173in" svg:x="0.5055in" svg:y="0.048in">
              <draw:object draw:notify-on-update-of-ranges="WristUpDown.B1:WristUpDown.B1 WristUpDown.B2:WristUpDown.B4 WristUpDown.A2:WristUpDown.A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298">
            <text:p>2298</text:p>
          </table:table-cell>
          <table:table-cell/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Slope</text:p>
          </table:table-cell>
          <table:table-cell table:style-name="ce2" table:formula="of:=SLOPE([.B2:.B21]; [.A2:.A21])" office:value-type="float" office:value="9.88888888888889">
            <text:p>9.889</text:p>
          </table:table-cell>
          <table:table-cell/>
        </table:table-row>
        <table:table-row table:style-name="ro1">
          <table:table-cell office:value-type="string">
            <text:p>Y-int (b)</text:p>
          </table:table-cell>
          <table:table-cell table:style-name="ce2" table:formula="of:=INTERCEPT([.B2:.B21];[.A2:.A21])" office:value-type="float" office:value="1408.66666666667">
            <text:p>1408.667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style-name="ce2" table:formula="of:=CORREL([.B2:.B21];[.A2:.A21])" office:value-type="float" office:value="0.999999158356489">
            <text:p>1.000</text:p>
          </table:table-cell>
          <table:table-cell/>
        </table:table-row>
      </table:table>
      <table:table table:name="Gripper" table:style-name="ta1" table:print="false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istance [mm]</text:p>
          </table:table-cell>
          <table:table-cell table:style-name="ce1" office:value-type="string">
            <text:p>Msec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2">
            <text:p>200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6">
            <text:p>179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3">
            <text:p>162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10">
            <text:p>1510</text:p>
          </table:table-cell>
          <table:table-cell table:number-columns-repeated="3"/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1416">
            <text:p>1416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83">
            <text:p>1283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52">
            <text:p>1052</text:p>
          </table:table-cell>
          <table:table-cell table:number-columns-repeated="2"/>
          <table:table-cell>
            <draw:frame table:end-cell-address="Gripper.H23" table:end-x="0.522in" table:end-y="0.1071in" draw:z-index="0" draw:style-name="gr1" svg:width="3.1492in" svg:height="2.7559in" svg:x="0.0398in" svg:y="0.0394in">
              <draw:object draw:notify-on-update-of-ranges="Gripper.B1:Gripper.B1 Gripper.B2:Gripper.B21 Gripper.A2:Gripper.A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42">
            <text:p>1042</text:p>
          </table:table-cell>
          <table:table-cell table:number-columns-repeated="3"/>
        </table:table-row>
        <table:table-row table:style-name="ro1" table:number-rows-repeated="17">
          <table:table-cell table:number-columns-repeated="5"/>
        </table:table-row>
        <table:table-row table:style-name="ro1">
          <table:table-cell office:value-type="string">
            <text:p>Slope</text:p>
          </table:table-cell>
          <table:table-cell table:style-name="ce2" table:formula="of:=SLOPE([.B2:.B21]; [.A2:.A21])" office:value-type="float" office:value="-33.1100511366078">
            <text:p>-33.110</text:p>
          </table:table-cell>
          <table:table-cell table:number-columns-repeated="3"/>
        </table:table-row>
        <table:table-row table:style-name="ro1">
          <table:table-cell office:value-type="string">
            <text:p>Y-int (b)</text:p>
          </table:table-cell>
          <table:table-cell table:style-name="ce2" table:formula="of:=INTERCEPT([.B2:.B21];[.A2:.A21])" office:value-type="float" office:value="1926.97133771647">
            <text:p>1926.971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table:style-name="ce2" table:formula="of:=CORREL([.B2:.B21];[.A2:.A21])" office:value-type="float" office:value="-0.992124013668752">
            <text:p>-0.99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1">12/21/2009</text:date>, <text:time>11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3T15:27:33.64</meta:creation-date>
    <dc:date>2009-12-06T10:44:04.36</dc:date>
    <meta:editing-duration>PT67H16M30S</meta:editing-duration>
    <meta:editing-cycles>6</meta:editing-cycles>
    <meta:generator>OpenOffice.org/3.1$Win32 OpenOffice.org_project/310m19$Build-9420</meta:generator>
    <meta:document-statistic meta:table-count="4" meta:cell-count="2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764cm" svg:height="8.95cm" chart:class="chart:scatter" chart:style-name="ch1">
        <chart:legend chart:legend-position="end" svg:x="14.122cm" svg:y="4.183cm" chart:style-name="ch2"/>
        <chart:plot-area chart:style-name="ch3" table:cell-range-address="Base.A1:Base.B21" chart:data-source-has-labels="both" svg:x="0.315cm" svg:y="0.179cm" svg:width="13.493cm" svg:height="8.413cm">
          <chart:axis chart:dimension="x" chart:name="primary-x" chart:style-name="ch4">
            <chart:categories table:cell-range-address="Base.A2:Base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se.B2:Base.B21" chart:label-cell-address="Base.B1:Base.B1" chart:class="chart:scatter">
            <chart:domain table:cell-range-address="Base.A2:Base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Base.B1:Base.B1">Msec</text:p>
              </table:table-cell>
            </table:table-row>
          </table:table-header-rows>
          <table:table-rows>
            <table:table-row>
              <table:table-cell office:value-type="string">
                <text:p text:id="Base.A2:Base.A21">8.3</text:p>
              </table:table-cell>
              <table:table-cell office:value-type="float" office:value="8.3">
                <text:p text:id="Base.A2:Base.A21">8.3</text:p>
              </table:table-cell>
              <table:table-cell office:value-type="float" office:value="1400">
                <text:p text:id="Base.B2:Base.B21">1400</text:p>
              </table:table-cell>
            </table:table-row>
            <table:table-row>
              <table:table-cell office:value-type="string">
                <text:p>18.5</text:p>
              </table:table-cell>
              <table:table-cell office:value-type="float" office:value="18.5">
                <text:p>18.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8.7</text:p>
              </table:table-cell>
              <table:table-cell office:value-type="float" office:value="28.7">
                <text:p>28.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7.9</text:p>
              </table:table-cell>
              <table:table-cell office:value-type="float" office:value="47.9">
                <text:p>47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.8</text:p>
              </table:table-cell>
              <table:table-cell office:value-type="float" office:value="57.8">
                <text:p>57.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67.7</text:p>
              </table:table-cell>
              <table:table-cell office:value-type="float" office:value="67.7">
                <text:p>67.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7.4</text:p>
              </table:table-cell>
              <table:table-cell office:value-type="float" office:value="87.4">
                <text:p>87.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-6.75</text:p>
              </table:table-cell>
              <table:table-cell office:value-type="float" office:value="-6.75">
                <text:p>-6.75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-31.5</text:p>
              </table:table-cell>
              <table:table-cell office:value-type="float" office:value="-31.5">
                <text:p>-31.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-42</text:p>
              </table:table-cell>
              <table:table-cell office:value-type="float" office:value="-42">
                <text:p>-4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-51.3</text:p>
              </table:table-cell>
              <table:table-cell office:value-type="float" office:value="-51.3">
                <text:p>-51.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-60.8</text:p>
              </table:table-cell>
              <table:table-cell office:value-type="float" office:value="-60.8">
                <text:p>-60.8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-70.3</text:p>
              </table:table-cell>
              <table:table-cell office:value-type="float" office:value="-70.3">
                <text:p>-70.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-80.4</text:p>
              </table:table-cell>
              <table:table-cell office:value-type="float" office:value="-80.4">
                <text:p>-80.4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-88.1</text:p>
              </table:table-cell>
              <table:table-cell office:value-type="float" office:value="-88.1">
                <text:p>-88.1</text:p>
              </table:table-cell>
              <table:table-cell office:value-type="float" office:value="2375">
                <text:p>2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876cm" svg:height="8.01cm" chart:class="chart:scatter" chart:style-name="ch1">
        <chart:title svg:x="4.038cm" svg:y="0.161cm" chart:style-name="ch2">
          <text:p>Shoulder</text:p>
        </chart:title>
        <chart:legend chart:legend-position="end" svg:x="8.352cm" svg:y="3.713cm" chart:style-name="ch3"/>
        <chart:plot-area chart:style-name="ch4" table:cell-range-address="'Shoulder &amp; Elbow'.D2:'Shoulder &amp; Elbow'.E18" chart:data-source-has-labels="row" svg:x="0.193cm" svg:y="0.85cm" svg:width="7.963cm" svg:height="6.881cm">
          <chart:axis chart:dimension="x" chart:name="primary-x" chart:style-name="ch5">
            <chart:title svg:x="3.894cm" svg:y="7.329cm" chart:style-name="ch6">
              <text:p>degrees</text:p>
            </chart:title>
          </chart:axis>
          <chart:axis chart:dimension="y" chart:name="primary-y" chart:style-name="ch7">
            <chart:title svg:x="0.198cm" svg:y="4.401cm" chart:style-name="ch8">
              <text:p>msec</text:p>
            </chart:title>
            <chart:grid chart:style-name="ch9" chart:class="major"/>
          </chart:axis>
          <chart:series chart:style-name="ch10" chart:values-cell-range-address="'Shoulder &amp; Elbow'.E3:'Shoulder &amp; Elbow'.E18" chart:label-cell-address="'Shoulder &amp; Elbow'.E2:'Shoulder &amp; Elbow'.E2" chart:class="chart:scatter">
            <chart:domain table:cell-range-address="'Shoulder &amp; Elbow'.D3:'Shoulder &amp; Elbow'.D1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'Shoulder &amp; Elbow'.E2:'Shoulder &amp; Elbow'.E2">Mse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6.3">
                <text:p text:id="'Shoulder &amp; Elbow'.D3:'Shoulder &amp; Elbow'.D18">-26.3</text:p>
              </table:table-cell>
              <table:table-cell office:value-type="float" office:value="1756">
                <text:p text:id="'Shoulder &amp; Elbow'.E3:'Shoulder &amp; Elbow'.E18">17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6.7">
                <text:p>-26.7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">
                <text:p>-1.7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1">
                <text:p>28.1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4">
                <text:p>41.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5">
                <text:p>22.5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7">
                <text:p>22.7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4">
                <text:p>23.4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5">
                <text:p>22.5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.7">
                <text:p>87.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6">
                <text:p>64.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3">
                <text:p>47.3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9.4">
                <text:p>-39.4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1185">
                <text:p>1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187cm" svg:height="7.79cm" chart:class="chart:scatter" chart:style-name="ch1">
        <chart:title svg:x="3.968cm" svg:y="0.156cm" chart:style-name="ch2">
          <text:p>Elbow</text:p>
        </chart:title>
        <chart:legend chart:legend-position="end" svg:x="7.677cm" svg:y="3.603cm" chart:style-name="ch3"/>
        <chart:plot-area chart:style-name="ch4" table:cell-range-address="'Shoulder &amp; Elbow'.I2:'Shoulder &amp; Elbow'.J18" chart:data-source-has-labels="row" svg:x="0.165cm" svg:y="0.84cm" svg:width="7.33cm" svg:height="6.686cm">
          <chart:axis chart:dimension="x" chart:name="primary-x" chart:style-name="ch5">
            <chart:title svg:x="3.55cm" svg:y="7.119cm" chart:style-name="ch6">
              <text:p>degrees</text:p>
            </chart:title>
          </chart:axis>
          <chart:axis chart:dimension="y" chart:name="primary-y" chart:style-name="ch5">
            <chart:title svg:x="0.184cm" svg:y="4.294cm" chart:style-name="ch7">
              <text:p>msec</text:p>
            </chart:title>
            <chart:grid chart:style-name="ch8" chart:class="major"/>
          </chart:axis>
          <chart:series chart:style-name="ch9" chart:values-cell-range-address="'Shoulder &amp; Elbow'.J3:'Shoulder &amp; Elbow'.J18" chart:label-cell-address="'Shoulder &amp; Elbow'.J2:'Shoulder &amp; Elbow'.J2" chart:class="chart:scatter">
            <chart:domain table:cell-range-address="'Shoulder &amp; Elbow'.I3:'Shoulder &amp; Elbow'.I18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 text:id="'Shoulder &amp; Elbow'.J2:'Shoulder &amp; Elbow'.J2">Mse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.3">
                <text:p text:id="'Shoulder &amp; Elbow'.I3:'Shoulder &amp; Elbow'.I18">-39.3</text:p>
              </table:table-cell>
              <table:table-cell office:value-type="float" office:value="2168">
                <text:p text:id="'Shoulder &amp; Elbow'.J3:'Shoulder &amp; Elbow'.J18">21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99999999999997">
                <text:p>-0.299999999999997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">
                <text:p>4.2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.4">
                <text:p>-33.4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8">
                <text:p>-23.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.6">
                <text:p>-11.6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7">
                <text:p>16.7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8">
                <text:p>36.8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.5">
                <text:p>69.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8">
                <text:p>65.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5">
                <text:p>66.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.6">
                <text:p>-11.6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3">
                <text:p>75.3</text:p>
              </table:table-cell>
              <table:table-cell office:value-type="float" office:value="906">
                <text:p>9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183cm" svg:height="9.189cm" chart:class="chart:scatter" chart:style-name="ch1">
        <chart:title svg:x="3.556cm" svg:y="0.184cm" chart:style-name="ch2">
          <text:p>Wrist Up/Down</text:p>
        </chart:title>
        <chart:plot-area chart:style-name="ch3" table:cell-range-address="WristUpDown.A1:WristUpDown.B4" chart:data-source-has-labels="row" svg:x="0.205cm" svg:y="0.896cm" svg:width="9.775cm" svg:height="8.128cm">
          <chart:axis chart:dimension="x" chart:name="primary-x" chart:style-name="ch4">
            <chart:title svg:x="4.896cm" svg:y="8.645cm" chart:style-name="ch5">
              <text:p>degree</text:p>
            </chart:title>
          </chart:axis>
          <chart:axis chart:dimension="y" chart:name="primary-y" chart:style-name="ch4">
            <chart:title svg:x="0.204cm" svg:y="5.071cm" chart:style-name="ch6">
              <text:p>msec</text:p>
            </chart:title>
            <chart:grid chart:style-name="ch7" chart:class="major"/>
          </chart:axis>
          <chart:series chart:style-name="ch8" chart:values-cell-range-address="WristUpDown.B2:WristUpDown.B4" chart:label-cell-address="WristUpDown.B1:WristUpDown.B1" chart:class="chart:scatter">
            <chart:domain table:cell-range-address="WristUpDown.A2:WristUpDown.A4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WristUpDown.B1:WristUpDown.B1">Mse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0">
                <text:p text:id="WristUpDown.A2:WristUpDown.A4">-90</text:p>
              </table:table-cell>
              <table:table-cell office:value-type="float" office:value="518">
                <text:p text:id="WristUpDown.B2:WristUpDown.B4">5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298">
                <text:p>22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title svg:x="3.238cm" svg:y="0.141cm" chart:style-name="ch2">
          <text:p>Gripper</text:p>
        </chart:title>
        <chart:plot-area chart:style-name="ch3" table:cell-range-address="Gripper.A1:Gripper.B21" chart:data-source-has-labels="row" svg:x="0.119cm" svg:y="0.81cm" svg:width="7.721cm" svg:height="6.111cm">
          <chart:axis chart:dimension="x" chart:name="primary-x" chart:style-name="ch4">
            <chart:title svg:x="3.244cm" svg:y="6.499cm" chart:style-name="ch5">
              <text:p>Distance [mm]</text:p>
            </chart:title>
          </chart:axis>
          <chart:axis chart:dimension="y" chart:name="primary-y" chart:style-name="ch4">
            <chart:title svg:x="0.161cm" svg:y="3.976cm" chart:style-name="ch6">
              <text:p>msec</text:p>
            </chart:title>
            <chart:grid chart:style-name="ch7" chart:class="major"/>
          </chart:axis>
          <chart:series chart:style-name="ch8" chart:values-cell-range-address="Gripper.B2:Gripper.B21" chart:label-cell-address="Gripper.B1:Gripper.B1" chart:class="chart:scatter">
            <chart:domain table:cell-range-address="Gripper.A2:Gripper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Gripper.B1:Gripper.B1">Mse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Gripper.A2:Gripper.A21">0</text:p>
              </table:table-cell>
              <table:table-cell office:value-type="float" office:value="2002">
                <text:p text:id="Gripper.B2:Gripper.B21">2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">
                <text:p>14.5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